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stAddTransformerClassLoad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LoadTimeWeaverTests.testGetThrowawayClassLoaderWithTotallyComplian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veLoadTimeWeaverTests.testAddTransformerWithNul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veLoadTimeWeaverTests.transform( ClassLoader loader , String className , Class &lt; ? &gt; classBeingRedefined , ProtectionDomain protectionDomain , byte [ ] classfile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stAddTransformerClassLoader.getNumTimesGetThrowawayClassLoader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LoadTimeWeaverTests.testCtorWithClassLoaderThatDoesNotExposeAnAddTransform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veLoadTimeWeaverTests.testCtorWithClassLoaderThatDoesNotExposeAGetThrowawayClassLoaderMethodIsOk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iveLoadTimeWeaverTests.testGetThrowawayClassLoaderWithClassLoaderThatDoesNotExposeAGetThrowawayClassLoaderMethodYieldsFallback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tallyCompliantClassLoader.getNumTimesGetThrowawayClassLoader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LoadTimeWeaverTests.testCtorWithNull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tallyCompliantClassLoader.getThrowawa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